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1" svg:font-family="Roboto"/>
    <style:font-face style:name="Tinos" svg:font-family="Tino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P1" style:family="paragraph" style:parent-style-name="Standard">
      <style:text-properties style:font-name="Tinos"/>
    </style:style>
    <style:style style:name="P2" style:family="paragraph" style:parent-style-name="Standard">
      <style:text-properties style:font-name="Tinos"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Rompendo em Fé</text:p>
      <text:p text:style-name="P1"></text:p>
      <text:p text:style-name="P1">Intro: C <text:s/>G <text:s/>C <text:s/>Em <text:s/>Am <text:s/>D4 <text:s/>D <text:s/>G <text:s/>C/G <text:s/>G <text:s/>C/G</text:p>
      <text:p text:style-name="P1"></text:p>
      <text:p text:style-name="P1"><text:s text:c="5"/>G <text:s text:c="20"/><text:tab/><text:tab/> C</text:p>
      <text:p text:style-name="P1">Cada vez que a minha fé é provada</text:p>
      <text:p text:style-name="P1"><text:s text:c="5"/><text:tab/>Am <text:s text:c="37"/>G</text:p>
      <text:p text:style-name="P1">Tu me dás a chance de crescer um pouco mais</text:p>
      <text:p text:style-name="P1"><text:s text:c="5"/>Em <text:s text:c="26"/>Bm</text:p>
      <text:p text:style-name="P1">As montanhas e vales desertos e mares</text:p>
      <text:p text:style-name="P1"><text:s text:c="8"/><text:tab/> <text:s text:c="3"/>C <text:s text:c="12"/>Am <text:s text:c="5"/><text:tab/>D <text:s/></text:p>
      <text:p text:style-name="P1">Que atravesso me levam pra perto de Ti</text:p>
      <text:p text:style-name="P1"><text:s text:c="7"/>G <text:s text:c="12"/><text:tab/><text:tab/><text:tab/><text:tab/>Am</text:p>
      <text:p text:style-name="P1">Minhas provações não são maiores que meu Deus</text:p>
      <text:p text:style-name="P1"><text:s text:c="11"/>D <text:s text:c="8"/><text:tab/><text:tab/><text:tab/> <text:s text:c="4"/>G</text:p>
      <text:p text:style-name="P1">E não vão me impedir de caminhar</text:p>
      <text:p text:style-name="P1"><text:s text:c="5"/>C <text:s text:c="5"/><text:tab/>G <text:s text:c="18"/>C <text:s text:c="7"/>Em</text:p>
      <text:p text:style-name="P1">Se diante de mim não se <text:s/>abrir <text:s text:c="2"/>o <text:s text:c="2"/>mar</text:p>
      <text:p text:style-name="P1"><text:s text:c="9"/><text:tab/> <text:s text:c="5"/>Am <text:s text:c="11"/>D <text:s text:c="5"/><text:tab/> <text:s text:c="11"/>G <text:s text:c="6"/></text:p>
      <text:p text:style-name="P1">Deus vai me fazer andar por sobre as águas</text:p>
      <text:p text:style-name="P1">D <text:s text:c="22"/>G <text:s text:c="3"/>F</text:p>
      <text:p text:style-name="P1">Rompendo em fé</text:p>
      <text:p text:style-name="P1"><text:s text:c="6"/><text:tab/>C <text:s text:c="8"/><text:tab/> <text:s text:c="6"/>D <text:s text:c="9"/>G</text:p>
      <text:p text:style-name="P1">Minha vida se revestirá do Teu poder</text:p>
      <text:p text:style-name="P1">D <text:s text:c="11"/><text:tab/>G <text:s text:c="2"/>F</text:p>
      <text:p text:style-name="P1">Rompendo em fé</text:p>
      <text:p text:style-name="P1"><text:s text:c="9"/><text:tab/> <text:s text:c="5"/>C <text:s text:c="15"/>D <text:s text:c="14"/>Em</text:p>
      <text:p text:style-name="P1">Com ousadia vou mover no sobrenatural</text:p>
      <text:p text:style-name="P1"><text:s text:c="12"/>C <text:s text:c="10"/>G</text:p>
      <text:p text:style-name="P1">Vou lutar e vencer</text:p>
      <text:p text:style-name="P1"><text:s text:c="16"/>C <text:s text:c="8"/>Em</text:p>
      <text:p text:style-name="P1">Vou plantar e colher</text:p>
      <text:p text:style-name="P1"><text:s text:c="14"/>Am <text:s text:c="9"/>D</text:p>
      <text:p text:style-name="P1">A cada dia vou viver</text:p>
      <text:p text:style-name="P1"><text:s text:c="12"/><text:tab/>G *C/G (volta ao começo)</text:p>
      <text:p text:style-name="P1">Rompendo em fé</text:p>
      <text:p text:style-name="P1"></text:p>
      <text:p text:style-name="P1">*F/G (Final)</text:p>
      <text:p text:style-name="P1"></text:p>
      <text:p text:style-name="P1"><text:s text:c="7"/>Am <text:s text:c="7"/>C/D</text:p>
      <text:p text:style-name="P1">A cada dia vou viver</text:p>
      <text:p text:style-name="P1"><text:s text:c="13"/>G9</text:p>
      <text:p text:style-name="P1">Rompendo em fé</text:p>
      <text:p text:style-name="P1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1" svg:font-family="Roboto"/>
    <style:font-face style:name="Tinos" svg:font-family="Tino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2pt" style:language-asian="zh" style:country-asian="CN" style:font-name-complex="Roboto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Roboto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Roboto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Roboto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Roboto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4-27T10:38:25</meta:creation-date>
    <dc:date>2016-04-27T11:00:57</dc:date>
    <meta:editing-duration>PT5M40S</meta:editing-duration>
    <meta:editing-cycles>2</meta:editing-cycles>
    <meta:generator>OpenOffice/4.1.2$Linux OpenOffice.org_project/412m3$Build-9782</meta:generator>
    <meta:document-statistic meta:table-count="0" meta:image-count="0" meta:object-count="0" meta:page-count="1" meta:paragraph-count="44" meta:word-count="172" meta:character-count="1228"/>
  </office:meta>
</office:document-meta>
</file>